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emper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office:value-type="float" table:style-name="ce1" office:value="59.03">
            <text:p>59.03</text:p>
          </table:table-cell>
          <table:table-cell office:value-type="float" table:style-name="ce1" office:value="15.0167">
            <text:p>15.0167</text:p>
          </table:table-cell>
          <table:table-cell table:number-columns-repeated="16378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office:value-type="float" table:style-name="ce1" office:value="41.13">
            <text:p>41.13</text:p>
          </table:table-cell>
          <table:table-cell office:value-type="float" table:style-name="ce1" office:value="5.0722">
            <text:p>5.0722</text:p>
          </table:table-cell>
          <table:table-cell table:number-columns-repeated="16378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office:value-type="float" table:style-name="ce1" office:value="23.33">
            <text:p>23.33</text:p>
          </table:table-cell>
          <table:table-cell office:value-type="float" table:style-name="ce1" office:value="-4.8167">
            <text:p>-4.8167</text:p>
          </table:table-cell>
          <table:table-cell table:number-columns-repeated="16378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office:value-type="float" table:style-name="ce1" office:value="-47.87">
            <text:p>-47.87</text:p>
          </table:table-cell>
          <table:table-cell office:value-type="float" table:style-name="ce1" office:value="-44.3722">
            <text:p>-44.3722</text:p>
          </table:table-cell>
          <table:table-cell table:number-columns-repeated="16378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office:value-type="float" table:style-name="ce1" office:value="-69.67">
            <text:p>-69.67</text:p>
          </table:table-cell>
          <table:table-cell office:value-type="float" table:style-name="ce1" office:value="-56.4833">
            <text:p>-56.4833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30T18:24:26</meta:creation-date>
    <dc:date>2015-09-30T18:24:26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automatic" chart:connect-bars="false" chart:solid-type="cuboid"/>
      <style:graphic-properties draw:fill="none" draw:stroke="solid" svg:stroke-width="0.03125in" svg:stroke-color="#574271" svg:stroke-opacity="100%" draw:stroke-linejoin="round" draw:fill-color="#574271"/>
    </style:style>
    <style:style style:family="chart" style:name="G1S1">
      <style:chart-properties chart:symbol-type="automatic" chart:connect-bars="false" chart:solid-type="cuboid"/>
      <style:graphic-properties draw:fill="none" draw:stroke="solid" svg:stroke-width="0.03125in" svg:stroke-color="#2f788c" svg:stroke-opacity="100%" draw:stroke-linejoin="round" draw:fill-color="#2f788c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95.9905511811024pt" svg:width="682.7829921259843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5" text:class-names="" text:cond-style-name="">Unittest Y2 Axis</text:p>
            </chart:title>
          </chart:axis>
          <chart:axis chart:dimension="x" chart:name="secondary-X" chart:style-name="Axs3"/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secondary-y" chart:style-name="G1S0">
            <chart:domain table:cell-range-address="Alt_Data.$A$3:.$A$7"/>
            <chart:data-point chart:repeated="5"/>
          </chart:series>
          <chart:series chart:label-cell-address="Alt_Data.$E$1" chart:values-cell-range-address="Alt_Data.$E$3:.$E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F$1" chart:values-cell-range-address="Alt_Data.$F$3:.$F$7" chart:class="chart:scatter" chart:attached-axis="primary-y" chart:style-name="G0S2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secondary-y" chart:style-name="G1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